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1"/>
    </style:style>
    <style:style style:name="ACOL-1" style:family="table-column">
      <style:table-column-properties style:column-width="141.25pt" style:use-optimal-column-width="true"/>
    </style:style>
    <style:style style:name="ACOL-2" style:family="table-column">
      <style:table-column-properties style:column-width="106.1pt" style:use-optimal-column-width="true"/>
    </style:style>
    <style:style style:name="ACOL-3" style:family="table-column">
      <style:table-column-properties style:column-width="47.99pt" style:use-optimal-column-width="true"/>
    </style:style>
    <style:style style:name="ACOL-4" style:family="table-column">
      <style:table-column-properties style:column-width="123.65pt" style:use-optimal-column-width="true"/>
    </style:style>
    <style:style style:name="ACOL-5" style:family="table-column">
      <style:table-column-properties style:column-width="142.44pt" style:use-optimal-column-width="tru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5.csv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3"/>
        <table:table-column table:default-cell-style-name="ACE-0" table:style-name="ACOL-5"/>
        <table:table-column table:default-cell-style-name="ACE-0" table:style-name="ACOL-3" table:number-columns-repeated="250"/>
        <table:table-column table:default-cell-style-name="ACE-0" table:style-name="ACOL-0" table:number-columns-repeated="768"/>
        <table:table-row table:style-name="AROW-0">
          <table:table-cell table:style-name="ACE-0" office:value-type="string">
            <text:p>Designator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Quantity</text:p>
          </table:table-cell>
          <table:table-cell table:style-name="ACE-0" office:value-type="string">
            <text:p>Designation</text:p>
          </table:table-cell>
          <table:table-cell table:style-name="ACE-0" office:value-type="string">
            <text:p>Supplier</text:p>
          </table:table-cell>
          <table:table-cell table:style-name="ACE-0" office:value-type="string">
            <text:p>ID</text:p>
          </table:table-cell>
          <table:table-cell table:style-name="ACE-2" office:value-type="string">
            <text:p>Price</text:p>
          </table:table-cell>
          <table:table-cell table:style-name="ACE-1" office:value-type="string">
            <text:p>Total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H1b</text:p>
          </table:table-cell>
          <table:table-cell table:style-name="ACE-0" office:value-type="string">
            <text:p>Housing whit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rapubox 2090</text:p>
          </table:table-cell>
          <table:table-cell table:style-name="ACE-0" office:value-type="string">
            <text:p>Conrad</text:p>
          </table:table-cell>
          <table:table-cell table:style-name="ACE-0" office:value-type="float" office:value="541214">
            <text:p>541214</text:p>
          </table:table-cell>
          <table:table-cell table:style-name="ACE-2" office:value-type="float" office:value="2.5899999999999999">
            <text:p>2.590 </text:p>
          </table:table-cell>
          <table:table-cell table:style-name="ACE-1" table:formula="of:=ROUND([.G2]*[.C2];2)" office:value-type="float" office:value="2.5899999999999999">
            <text:p>2.59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U401</text:p>
          </table:table-cell>
          <table:table-cell table:style-name="ACE-0" office:value-type="string">
            <text:p>ESP-12E_SM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P-12E</text:p>
          </table:table-cell>
          <table:table-cell table:style-name="ACE-0" office:value-type="string">
            <text:p>Eckstein</text:p>
          </table:table-cell>
          <table:table-cell table:style-name="ACE-0" office:value-type="string">
            <text:p>ESP-12F</text:p>
          </table:table-cell>
          <table:table-cell table:style-name="ACE-2" office:value-type="float" office:value="3.9300000000000002">
            <text:p>3.930 </text:p>
          </table:table-cell>
          <table:table-cell table:style-name="ACE-1" table:formula="of:=ROUND([.G3]*[.C3];2)" office:value-type="float" office:value="3.9300000000000002">
            <text:p>3.9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</text:p>
          </table:table-cell>
          <table:table-cell table:style-name="ACE-0" office:value-type="string">
            <text:p>PCB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24mm x 35mm x 1.6mm</text:p>
          </table:table-cell>
          <table:table-cell table:style-name="ACE-0" office:value-type="string">
            <text:p>JLCPCB</text:p>
          </table:table-cell>
          <table:table-cell table:style-name="ACE-0" office:value-type="string">
            <text:p>PCB Service</text:p>
          </table:table-cell>
          <table:table-cell table:style-name="ACE-2" table:formula="of:=20/30" office:value-type="float" office:value="0.66666666666666663">
            <text:p>0.667 </text:p>
          </table:table-cell>
          <table:table-cell table:style-name="ACE-1" table:formula="of:=ROUND([.G4]*[.C4];2)" office:value-type="float" office:value="0.67000000000000004">
            <text:p>0.6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402,C301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22u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87-CL21A226MAYNNNE</text:p>
          </table:table-cell>
          <table:table-cell table:style-name="ACE-2" table:formula="of:=0.122*1.1899999999999999" office:value-type="float" office:value="0.14518">
            <text:p>0.145 </text:p>
          </table:table-cell>
          <table:table-cell table:style-name="ACE-1" table:formula="of:=ROUND([.G5]*[.C5];2)" office:value-type="float" office:value="0.28999999999999998">
            <text:p>0.29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403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00u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81-GRM21BR60G107ME5L</text:p>
          </table:table-cell>
          <table:table-cell table:style-name="ACE-2" table:formula="of:=0.55700000000000005*1.1899999999999999" office:value-type="float" office:value="0.66283000000000003">
            <text:p>0.663 </text:p>
          </table:table-cell>
          <table:table-cell table:style-name="ACE-1" table:formula="of:=ROUND([.G6]*[.C6];2)" office:value-type="float" office:value="0.66000000000000003">
            <text:p>0.66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ON101</text:p>
          </table:table-cell>
          <table:table-cell table:style-name="ACE-0" office:value-type="string">
            <text:p>USB_Micro-B_Molex-105017-000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SB-MICRO-B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538-105017-0001</text:p>
          </table:table-cell>
          <table:table-cell table:style-name="ACE-2" table:formula="of:=0.57299999999999995*1.1899999999999999" office:value-type="float" office:value="0.68186999999999987">
            <text:p>0.682 </text:p>
          </table:table-cell>
          <table:table-cell table:style-name="ACE-1" table:formula="of:=ROUND([.G7]*[.C7];2)" office:value-type="float" office:value="0.68000000000000005">
            <text:p>0.6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3,D302,D301,D101,D102</text:p>
          </table:table-cell>
          <table:table-cell table:style-name="ACE-0" office:value-type="string">
            <text:p>LED Spacer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3mm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749-ELM-7-3MM</text:p>
          </table:table-cell>
          <table:table-cell table:style-name="ACE-2" table:formula="of:=0.037999999999999999*1.1899999999999999" office:value-type="float" office:value="0.045219999999999996">
            <text:p>0.045 </text:p>
          </table:table-cell>
          <table:table-cell table:style-name="ACE-1" table:formula="of:=ROUND([.G8]*[.C8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4</text:p>
          </table:table-cell>
          <table:table-cell table:style-name="ACE-0" office:value-type="string">
            <text:p>LED_D5.0mm_Horicontal_FLIPPED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941-C543AWMNCCCKK141</text:p>
          </table:table-cell>
          <table:table-cell table:style-name="ACE-2" table:formula="of:=0.159*1.1899999999999999" office:value-type="float" office:value="0.18920999999999999">
            <text:p>0.189 </text:p>
          </table:table-cell>
          <table:table-cell table:style-name="ACE-1" table:formula="of:=ROUND([.G9]*[.C9];2)" office:value-type="float" office:value="0.19">
            <text:p>0.19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5</text:p>
          </table:table-cell>
          <table:table-cell table:style-name="ACE-0" office:value-type="string">
            <text:p>LED_D5.0mm_Horicontal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941-C543AWMNCCCKK141</text:p>
          </table:table-cell>
          <table:table-cell table:style-name="ACE-2" table:formula="of:=0.159*1.1899999999999999" office:value-type="float" office:value="0.18920999999999999">
            <text:p>0.189 </text:p>
          </table:table-cell>
          <table:table-cell table:style-name="ACE-1" table:formula="of:=ROUND([.G10]*[.C10];2)" office:value-type="float" office:value="0.19">
            <text:p>0.19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IC101</text:p>
          </table:table-cell>
          <table:table-cell table:style-name="ACE-0" office:value-type="string">
            <text:p>SOT95P270X145-5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CP73831T-2ACI_OT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579-MCP73831T-2ACIOT</text:p>
          </table:table-cell>
          <table:table-cell table:style-name="ACE-2" table:formula="of:=0.47399999999999998*1.1899999999999999" office:value-type="float" office:value="0.56405999999999989">
            <text:p>0.564 </text:p>
          </table:table-cell>
          <table:table-cell table:style-name="ACE-1" table:formula="of:=ROUND([.G11]*[.C11];2)" office:value-type="float" office:value="0.56000000000000005">
            <text:p>0.56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IC102</text:p>
          </table:table-cell>
          <table:table-cell table:style-name="ACE-0" office:value-type="string">
            <text:p>SOT95P275X110-5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CV8161BSN300T1G</text:p>
          </table:table-cell>
          <table:table-cell table:style-name="ACE-0" office:value-type="string">
            <text:p>Mouser</text:p>
          </table:table-cell>
          <table:table-cell table:style-name="ACE-3" office:value-type="string">
            <text:p>863-NCV8161BSN300T1G</text:p>
          </table:table-cell>
          <table:table-cell table:style-name="ACE-2" table:formula="of:=0.39400000000000002*1.1899999999999999" office:value-type="float" office:value="0.46886">
            <text:p>0.469 </text:p>
          </table:table-cell>
          <table:table-cell table:style-name="ACE-1" table:formula="of:=ROUND([.G12]*[.C12];2)" office:value-type="float" office:value="0.46999999999999997">
            <text:p>0.4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IC301</text:p>
          </table:table-cell>
          <table:table-cell table:style-name="ACE-0" office:value-type="string">
            <text:p>SOT-23-6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IC2860-2PYD6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998-MIC2860-2PYD6TR</text:p>
          </table:table-cell>
          <table:table-cell table:style-name="ACE-2" table:formula="of:=0.313*1.1899999999999999" office:value-type="float" office:value="0.37246999999999997">
            <text:p>0.372 </text:p>
          </table:table-cell>
          <table:table-cell table:style-name="ACE-1" table:formula="of:=ROUND([.G13]*[.C13];2)" office:value-type="float" office:value="0.37">
            <text:p>0.3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V301</text:p>
          </table:table-cell>
          <table:table-cell table:style-name="ACE-0" office:value-type="string">
            <text:p>P160KNP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0k lin P160KNPD-4FC20B10K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858-P160KNP4FC20B10K</text:p>
          </table:table-cell>
          <table:table-cell table:style-name="ACE-2" table:formula="of:=0.60999999999999999*1.1899999999999999" office:value-type="float" office:value="0.72589999999999999">
            <text:p>0.726 </text:p>
          </table:table-cell>
          <table:table-cell table:style-name="ACE-1" table:formula="of:=ROUND([.G14]*[.C14];2)" office:value-type="float" office:value="0.72999999999999998">
            <text:p>0.7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1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29099999999999998*1.1899999999999999" office:value-type="float" office:value="0.34628999999999999">
            <text:p>0.346 </text:p>
          </table:table-cell>
          <table:table-cell table:style-name="ACE-1" table:formula="of:=ROUND([.G15]*[.C15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2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29099999999999998*1.1899999999999999" office:value-type="float" office:value="0.34628999999999999">
            <text:p>0.346 </text:p>
          </table:table-cell>
          <table:table-cell table:style-name="ACE-1" table:formula="of:=ROUND([.G16]*[.C16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3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29099999999999998*1.1899999999999999" office:value-type="float" office:value="0.34628999999999999">
            <text:p>0.346 </text:p>
          </table:table-cell>
          <table:table-cell table:style-name="ACE-1" table:formula="of:=ROUND([.G17]*[.C17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4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29099999999999998*1.1899999999999999" office:value-type="float" office:value="0.34628999999999999">
            <text:p>0.346 </text:p>
          </table:table-cell>
          <table:table-cell table:style-name="ACE-1" table:formula="of:=ROUND([.G18]*[.C18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0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19]*[.C19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20]*[.C20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7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21]*[.C21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8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22]*[.C22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9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23]*[.C23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0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5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24]*[.C24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1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IFT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65YVB</text:p>
          </table:table-cell>
          <table:table-cell table:style-name="ACE-2" table:formula="of:=0.28000000000000003*1.1899999999999999" office:value-type="float" office:value="0.3332">
            <text:p>0.333 </text:p>
          </table:table-cell>
          <table:table-cell table:style-name="ACE-1" table:formula="of:=ROUND([.G25]*[.C25];2)" office:value-type="float" office:value="0.33000000000000002">
            <text:p>0.3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2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TOP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65RVB</text:p>
          </table:table-cell>
          <table:table-cell table:style-name="ACE-2" table:formula="of:=0.27100000000000002*1.1899999999999999" office:value-type="float" office:value="0.32249">
            <text:p>0.322 </text:p>
          </table:table-cell>
          <table:table-cell table:style-name="ACE-1" table:formula="of:=ROUND([.G26]*[.C26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3</text:p>
          </table:table-cell>
          <table:table-cell table:style-name="ACE-0" office:value-type="string">
            <text:p>100SP1T1B1M1QEH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RECTION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2-100-A1111</text:p>
          </table:table-cell>
          <table:table-cell table:style-name="ACE-2" table:formula="of:=1.6399999999999999*1.1899999999999999" office:value-type="float" office:value="1.9515999999999998">
            <text:p>1.952 </text:p>
          </table:table-cell>
          <table:table-cell table:style-name="ACE-1" table:formula="of:=ROUND([.G27]*[.C27];2)" office:value-type="float" office:value="1.95">
            <text:p>1.9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4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6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28]*[.C28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7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29]*[.C29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3499999999999999*1.1899999999999999" office:value-type="float" office:value="0.27964999999999995">
            <text:p>0.280 </text:p>
          </table:table-cell>
          <table:table-cell table:style-name="ACE-1" table:formula="of:=ROUND([.G30]*[.C30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X201</text:p>
          </table:table-cell>
          <table:table-cell table:style-name="ACE-0" office:value-type="string">
            <text:p>Crystal_SMD_TXC_7M-4pin_3.2x2.5mm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4.7456MHz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449-LFXTAL036338CUTT</text:p>
          </table:table-cell>
          <table:table-cell table:style-name="ACE-2" table:formula="of:=0.46999999999999997*1.1899999999999999" office:value-type="float" office:value="0.55929999999999991">
            <text:p>0.559 </text:p>
          </table:table-cell>
          <table:table-cell table:style-name="ACE-1" table:formula="of:=ROUND([.G31]*[.C31];2)" office:value-type="float" office:value="0.56000000000000005">
            <text:p>0.56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102,C101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4u7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X5R-G0805 4,7</text:p>
          </table:table-cell>
          <table:table-cell table:style-name="ACE-2" office:value-type="float" office:value="0.059999999999999998">
            <text:p>0.060 </text:p>
          </table:table-cell>
          <table:table-cell table:style-name="ACE-1" table:formula="of:=ROUND([.G32]*[.C32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105,C103,C302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1u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X7R-G0805 1,0/25</text:p>
          </table:table-cell>
          <table:table-cell table:style-name="ACE-2" office:value-type="float" office:value="0.059999999999999998">
            <text:p>0.060 </text:p>
          </table:table-cell>
          <table:table-cell table:style-name="ACE-1" table:formula="of:=ROUND([.G33]*[.C33];2)" office:value-type="float" office:value="0.17999999999999999">
            <text:p>0.1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206,C205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22p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NPO-G0805 22P</text:p>
          </table:table-cell>
          <table:table-cell table:style-name="ACE-2" office:value-type="float" office:value="0.02">
            <text:p>0.020 </text:p>
          </table:table-cell>
          <table:table-cell table:style-name="ACE-1" table:formula="of:=ROUND([.G34]*[.C34];2)" office:value-type="float" office:value="0.040000000000000001">
            <text:p>0.04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401,C203,C202,C201,C207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100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KEM X7R0805 100N</text:p>
          </table:table-cell>
          <table:table-cell table:style-name="ACE-2" office:value-type="float" office:value="0.050000000000000003">
            <text:p>0.050 </text:p>
          </table:table-cell>
          <table:table-cell table:style-name="ACE-1" table:formula="of:=ROUND([.G35]*[.C35];2)" office:value-type="float" office:value="0.25">
            <text:p>0.2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1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36]*[.C36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2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37]*[.C37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1</text:p>
          </table:table-cell>
          <table:table-cell table:style-name="ACE-0" office:value-type="string">
            <text:p>SOT-23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AR43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BAR 43 SMD</text:p>
          </table:table-cell>
          <table:table-cell table:style-name="ACE-2" office:value-type="float" office:value="0.050000000000000003">
            <text:p>0.050 </text:p>
          </table:table-cell>
          <table:table-cell table:style-name="ACE-1" table:formula="of:=ROUND([.G38]*[.C38];2)" office:value-type="float" office:value="0.050000000000000003">
            <text:p>0.0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1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OP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39]*[.C39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2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ORWAR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40]*[.C40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3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EVERSE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41]*[.C41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H1a</text:p>
          </table:table-cell>
          <table:table-cell table:style-name="ACE-0" office:value-type="string">
            <text:p>Housing blac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rapubox 2090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P 2090 SW</text:p>
          </table:table-cell>
          <table:table-cell table:style-name="ACE-2" office:value-type="float" office:value="2.2999999999999998">
            <text:p>2.300 </text:p>
          </table:table-cell>
          <table:table-cell table:style-name="ACE-1" table:formula="of:=ROUND([.G42]*[.C42];2)" office:value-type="float" office:value="2.2999999999999998">
            <text:p>2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IC201</text:p>
          </table:table-cell>
          <table:table-cell table:style-name="ACE-0" office:value-type="string">
            <text:p>TQFP-32_7x7mm_Pitch0.8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TMEGA328P-A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ATMEGA 328P-AU </text:p>
          </table:table-cell>
          <table:table-cell table:style-name="ACE-2" office:value-type="float" office:value="1.9399999999999999">
            <text:p>1.940 </text:p>
          </table:table-cell>
          <table:table-cell table:style-name="ACE-1" table:formula="of:=ROUND([.G43]*[.C43];2)" office:value-type="float" office:value="1.9399999999999999">
            <text:p>1.94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J1,J2</text:p>
          </table:table-cell>
          <table:table-cell table:style-name="ACE-0" office:value-type="string">
            <text:p>Jumper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Reichelt</text:p>
          </table:table-cell>
          <table:table-cell table:style-name="ACE-0" office:value-type="string">
            <text:p>JUMPER 2,54 SW</text:p>
          </table:table-cell>
          <table:table-cell table:style-name="ACE-2" office:value-type="float" office:value="0.02">
            <text:p>0.020 </text:p>
          </table:table-cell>
          <table:table-cell table:style-name="ACE-1" table:formula="of:=ROUND([.G44]*[.C44];2)" office:value-type="float" office:value="0.040000000000000001">
            <text:p>0.04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1a</text:p>
          </table:table-cell>
          <table:table-cell table:style-name="ACE-0" office:value-type="string">
            <text:p>Potentiometer Knob silv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KNOPF 24-6 AL</text:p>
          </table:table-cell>
          <table:table-cell table:style-name="ACE-2" office:value-type="float" office:value="2.4500000000000002">
            <text:p>2.450 </text:p>
          </table:table-cell>
          <table:table-cell table:style-name="ACE-1" table:formula="of:=ROUND([.G45]*[.C45];2)" office:value-type="float" office:value="2.4500000000000002">
            <text:p>2.4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401</text:p>
          </table:table-cell>
          <table:table-cell table:style-name="ACE-0" office:value-type="string">
            <text:p>Pin_Header_Straight_1x03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ART_ESP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L 1X40G 2,54 (1/10)</text:p>
          </table:table-cell>
          <table:table-cell table:style-name="ACE-2" office:value-type="float" office:value="0.02">
            <text:p>0.020 </text:p>
          </table:table-cell>
          <table:table-cell table:style-name="ACE-1" table:formula="of:=ROUND([.G46]*[.C46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402</text:p>
          </table:table-cell>
          <table:table-cell table:style-name="ACE-0" office:value-type="string">
            <text:p>Pin_Header_Straight_1x03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ART_AVR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L 1X40G 2,54 (1/10)</text:p>
          </table:table-cell>
          <table:table-cell table:style-name="ACE-2" office:value-type="float" office:value="0.02">
            <text:p>0.020 </text:p>
          </table:table-cell>
          <table:table-cell table:style-name="ACE-1" table:formula="of:=ROUND([.G47]*[.C47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01</text:p>
          </table:table-cell>
          <table:table-cell table:style-name="ACE-0" office:value-type="string">
            <text:p>Pin_Header_Angled_1x02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ATT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1X40W 2,54 (1/20)</text:p>
          </table:table-cell>
          <table:table-cell table:style-name="ACE-2" office:value-type="float" office:value="0.010999999999999999">
            <text:p>0.011 </text:p>
          </table:table-cell>
          <table:table-cell table:style-name="ACE-1" table:formula="of:=ROUND([.G48]*[.C48];2)" office:value-type="float" office:value="0.01">
            <text:p>0.0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201</text:p>
          </table:table-cell>
          <table:table-cell table:style-name="ACE-0" office:value-type="string">
            <text:p>Pin_Header_Straight_2x03_Pitch2.54mm_SM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P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2X40G SMD2,54 (1/10)</text:p>
          </table:table-cell>
          <table:table-cell table:style-name="ACE-2" office:value-type="float" office:value="0.17000000000000001">
            <text:p>0.170 </text:p>
          </table:table-cell>
          <table:table-cell table:style-name="ACE-1" table:formula="of:=ROUND([.G49]*[.C49];2)" office:value-type="float" office:value="0.17000000000000001">
            <text:p>0.1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401</text:p>
          </table:table-cell>
          <table:table-cell table:style-name="ACE-0" office:value-type="string">
            <text:p>Pin_Header_Straight_1x02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P_BOOTLOA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L 1X40G 2,54 (1/20)</text:p>
          </table:table-cell>
          <table:table-cell table:style-name="ACE-2" office:value-type="float" office:value="0.01">
            <text:p>0.010 </text:p>
          </table:table-cell>
          <table:table-cell table:style-name="ACE-1" table:formula="of:=ROUND([.G50]*[.C50];2)" office:value-type="float" office:value="0.01">
            <text:p>0.0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101,R102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680R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680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51]*[.C51];2)" office:value-type="float" office:value="0.029999999999999999">
            <text:p>0.0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103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k2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2,20K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52]*[.C52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301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4k7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4,70K</text:p>
          </table:table-cell>
          <table:table-cell table:style-name="ACE-2" office:value-type="float" office:value="0.14999999999999999">
            <text:p>0.150 </text:p>
          </table:table-cell>
          <table:table-cell table:style-name="ACE-1" table:formula="of:=ROUND([.G53]*[.C53];2)" office:value-type="float" office:value="0.14999999999999999">
            <text:p>0.1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304,R303,R302,R204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220R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220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54]*[.C54];2)" office:value-type="float" office:value="0.059999999999999998">
            <text:p>0.06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305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5k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15,0K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55]*[.C55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405,R404,R403,R201,R104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10k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10,0K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56]*[.C56];2)" office:value-type="float" office:value="0.080000000000000002">
            <text:p>0.0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1,S2,S3,S4</text:p>
          </table:table-cell>
          <table:table-cell table:style-name="ACE-0" office:value-type="string">
            <text:p>Mounting Screws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2,9mm x 6,5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BL 29065-100</text:p>
          </table:table-cell>
          <table:table-cell table:style-name="ACE-2" office:value-type="float" office:value="0.019">
            <text:p>0.019 </text:p>
          </table:table-cell>
          <table:table-cell table:style-name="ACE-1" table:formula="of:=ROUND([.G57]*[.C57];2)" office:value-type="float" office:value="0.080000000000000002">
            <text:p>0.0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B1</text:p>
          </table:table-cell>
          <table:table-cell table:style-name="ACE-0" office:value-type="string">
            <text:p>Battery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ithium battery 1700mAh</text:p>
          </table:table-cell>
          <table:table-cell table:style-name="ACE-0" office:value-type="string">
            <text:p>TME</text:p>
          </table:table-cell>
          <table:table-cell table:style-name="ACE-0" office:value-type="string">
            <text:p>ACCU-LP103058/CL</text:p>
          </table:table-cell>
          <table:table-cell table:style-name="ACE-2" table:formula="of:=8.5099999999999998*1.1899999999999999" office:value-type="float" office:value="10.126899999999999">
            <text:p>10.127 </text:p>
          </table:table-cell>
          <table:table-cell table:style-name="ACE-1" table:formula="of:=ROUND([.G58]*[.C58];2)" office:value-type="float" office:value="10.130000000000001">
            <text:p>10.1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1b</text:p>
          </table:table-cell>
          <table:table-cell table:style-name="ACE-0" office:value-type="string">
            <text:p>Potentiometer Knob blac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4mm</text:p>
          </table:table-cell>
          <table:table-cell table:style-name="ACE-0" office:value-type="string">
            <text:p>TME</text:p>
          </table:table-cell>
          <table:table-cell table:style-name="ACE-0" office:value-type="string">
            <text:p>24/6SW</text:p>
          </table:table-cell>
          <table:table-cell table:style-name="ACE-2" table:formula="of:=192/100*1.1899999999999999" office:value-type="float" office:value="2.2847999999999997">
            <text:p>2.285 </text:p>
          </table:table-cell>
          <table:table-cell table:style-name="ACE-1" table:formula="of:=ROUND([.G59]*[.C59];2)" office:value-type="float" office:value="2.2799999999999998">
            <text:p>2.28 </text:p>
          </table:table-cell>
          <table:table-cell table:number-columns-repeated="1016" table:style-name="ACE-0"/>
        </table:table-row>
        <table:table-row table:style-name="AROW-0">
          <table:table-cell table:number-columns-repeated="6" table:style-name="ACE-0"/>
          <table:table-cell table:style-name="ACE-2"/>
          <table:table-cell table:style-name="ACE-1"/>
          <table:table-cell table:number-columns-repeated="1016" table:style-name="ACE-0"/>
        </table:table-row>
        <table:table-row table:style-name="AROW-0">
          <table:table-cell table:style-name="ACE-0"/>
          <table:table-cell table:style-name="ACE-0" office:value-type="string">
            <text:p>Summe</text:p>
          </table:table-cell>
          <table:table-cell table:number-columns-repeated="4" table:style-name="ACE-0"/>
          <table:table-cell table:style-name="ACE-2"/>
          <table:table-cell table:style-name="ACE-1" table:formula="of:=SUM([.H2:.H59])" office:value-type="float" office:value="39.439999999999998">
            <text:p>39.44 </text:p>
          </table:table-cell>
          <table:table-cell table:number-columns-repeated="1016" table:style-name="ACE-0"/>
        </table:table-row>
        <table:table-row table:style-name="AROW-0" table:number-rows-repeated="65481">
          <table:table-cell table:number-columns-repeated="6" table:style-name="ACE-0"/>
          <table:table-cell table:style-name="ACE-2"/>
          <table:table-cell table:style-name="ACE-1"/>
          <table:table-cell table:number-columns-repeated="1016" table:style-name="ACE-0"/>
        </table:table-row>
        <table:table-row table:style-name="AROW-0" table:number-rows-repeated="983034">
          <table:table-cell table:number-columns-repeated="1024"/>
        </table:table-row>
        <table:named-expressions>
          <table:named-expression table:name="Sheet_Title" table:expression="of:=&quot;wfred_rev5.csv&quot;" table:base-cell-address="$'wfred_rev5.csv'.$A$1"/>
          <table:named-expression table:name="Print_Area" table:expression="of:=#REF!" table:base-cell-address="$'wfred_rev5.csv'.$A$1"/>
        </table:named-expressions>
        <gnm:selections gnm:cursor-col="5" gnm:cursor-row="60">
          <gnm:selection gnm:start-col="5" gnm:start-row="60" gnm:end-col="5" gnm:end-row="60"/>
        </gnm:selections>
      </table:table>
      <table:named-expressions>
        <table:named-range table:name="__Anonymous_Sheet_DB__0" table:cell-range-address="$'wfred_rev5.csv'.$A$1:.$AMJ$1048576" table:base-cell-address="$'wfred_rev5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2" number:grouping="false" number:min-integer-digits="1"/>
      <number:text> </number:text>
    </number:currency-style>
    <number:currency-style style:name="ND-1">
      <number:number number:decimal-places="3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 annotations_at_end"/>
      <style:header-style>
        <style:header-footer-properties fo:border="none" style:shadow="none" fo:padding="0pt" fo:margin="0pt" fo:min-height="47.99000000000001pt" svg:height="47.99000000000001pt" style:dynamic-spacing="true"/>
      </style:header-style>
      <style:footer-style>
        <style:header-footer-properties fo:border="none" style:shadow="none" fo:padding="0pt" fo:margin="0pt" fo:min-height="47.99000000000001pt" svg:height="47.99000000000001pt" style:dynamic-spacing="true"/>
      </style:footer-style>
    </style:page-layout>
  </office:automatic-styles>
  <office:master-styles>
    <style:master-page style:name="ta-mp-0" style:display-name="wfred_rev5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11-23T20:53:53Z</dc:date>
    <meta:print-date>2019-09-12T19:15:18Z</meta:print-date>
    <meta:creation-date>2019-03-14T20:07:53Z</meta:creation-date>
    <meta:editing-cycles>6</meta:editing-cycles>
    <meta:editing-duration>PT1H13M35S</meta:editing-duration>
    <meta:generator>gnumeric/1.12.34</meta:generator>
    <meta:user-defined meta:name="meta:print-date" meta:value-type="date">2019-05-04T12:59:09Z</meta:user-defined>
  </office:meta>
</office:document-meta>
</file>